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8.505cm" style:rel-column-width="32767*"/>
    </style:style>
    <style:style style:name="Tableau2.B" style:family="table-column">
      <style:table-column-properties style:column-width="8.505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8.505cm" style:rel-column-width="32767*"/>
    </style:style>
    <style:style style:name="Tableau3.B" style:family="table-column">
      <style:table-column-properties style:column-width="8.505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4" style:family="paragraph" style:parent-style-name="Text_20_body"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Verdana1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language="fr" fo:country="BE" style:font-size-asian="9pt" style:font-size-complex="9pt"/>
    </style:style>
    <style:style style:name="P19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1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2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31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32" style:family="paragraph" style:parent-style-name="standard4">
      <style:text-properties fo:font-size="9pt" fo:font-style="italic" style:font-size-asian="9pt" style:font-style-asian="italic" style:font-size-complex="9pt" style:font-style-complex="italic"/>
    </style:style>
    <style:style style:name="P33" style:family="paragraph" style:parent-style-name="standard4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4" style:family="paragraph" style:parent-style-name="standard4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5" style:family="paragraph" style:parent-style-name="Standard2">
      <style:paragraph-properties fo:margin-left="2.499cm" fo:margin-right="0cm" fo:text-indent="-1cm" style:auto-text-indent="false">
        <style:tab-stops/>
      </style:paragraph-properties>
    </style:style>
    <style:style style:name="P36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7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Verdana" fo:font-size="9pt" fo:language="fr" fo:country="FR" fo:font-style="italic" style:text-underline-style="none" style:font-name-asian="Times New Roman" style:font-size-asian="9pt" style:font-style-asian="italic" style:font-name-complex="Times New Roman" style:font-size-complex="9pt" style:font-style-complex="italic"/>
    </style:style>
    <style:style style:name="P38" style:family="paragraph" style:parent-style-name="standard4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9" style:family="paragraph" style:parent-style-name="standard4">
      <style:paragraph-properties fo:text-align="end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 style:master-page-name="annexe">
      <style:paragraph-properties style:page-number="auto"/>
    </style:style>
    <style:style style:name="P41" style:family="paragraph" style:parent-style-name="Table_20_Contents">
      <style:paragraph-properties fo:text-align="end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Text_20_body" style:list-style-name="L1"/>
    <style:style style:name="P43" style:family="paragraph" style:parent-style-name="Text_20_body">
      <style:paragraph-properties fo:text-align="center" style:justify-single-word="false"/>
      <style:text-properties style:font-name="Verdana1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Verdana1" fo:font-size="10pt" fo:language="fr" fo:country="BE" style:font-name-asian="Lucida Console" style:font-size-asian="10pt" style:font-name-complex="Lucida Console" style:font-size-complex="10pt"/>
    </style:style>
    <style:style style:name="T8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" style:family="text">
      <style:text-properties style:use-window-font-color="true" style:font-name="Verdana" fo:language="fr" fo:country="FR" style:text-underline-style="none" style:font-name-asian="Times New Roman" style:font-name-complex="Times New Roman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82132272" text:id="ct282132272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282137992" text:id="ct282137992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282133312" text:id="ct282133312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282138824" text:id="ct282138824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286844336" text:id="ct286844336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286844128" text:id="ct286844128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282136016" text:id="ct282136016">
          <text:insertion>
            <office:change-info>
              <dc:creator>Auteur inconnu</dc:creator>
              <dc:date>2017-07-13T18:08:00</dc:date>
            </office:change-info>
          </text:insertion>
        </text:changed-region>
        <text:changed-region xml:id="ct282134144" text:id="ct282134144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282084432" text:id="ct282084432">
          <text:insertion>
            <office:change-info>
              <dc:creator>Auteur inconnu</dc:creator>
              <dc:date>2017-04-26T10:07:00</dc:date>
            </office:change-info>
          </text:insertion>
        </text:changed-region>
        <text:changed-region xml:id="ct282133416" text:id="ct282133416">
          <text:insertion>
            <office:change-info>
              <dc:creator>Auteur inconnu</dc:creator>
              <dc:date>2018-03-15T11:00:00</dc:date>
            </office:change-info>
          </text:insertion>
        </text:changed-region>
        <text:changed-region xml:id="ct286844024" text:id="ct286844024">
          <text:insertion>
            <office:change-info>
              <dc:creator>Auteur inconnu</dc:creator>
              <dc:date>2018-03-09T15:39:00</dc:date>
            </office:change-info>
          </text:insertion>
        </text:changed-region>
        <text:changed-region xml:id="ct282137368" text:id="ct282137368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282132376" text:id="ct282132376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282137264" text:id="ct282137264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282139552" text:id="ct282139552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82133208" text:id="ct282133208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82131960" text:id="ct282131960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82106584" text:id="ct282106584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82137472" text:id="ct282137472">
          <text:insertion>
            <office:change-info>
              <dc:creator>Auteur inconnu</dc:creator>
              <dc:date>2019-11-21T16:50:00</dc:date>
            </office:change-info>
          </text:insertion>
        </text:changed-region>
        <text:changed-region xml:id="ct282084536" text:id="ct282084536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82139448" text:id="ct282139448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286847248" text:id="ct286847248">
          <text:insertion>
            <office:change-info>
              <dc:creator>Auteur inconnu</dc:creator>
              <dc:date>2019-11-25T10:26:00</dc:date>
            </office:change-info>
          </text:insertion>
        </text:changed-region>
        <text:changed-region xml:id="ct286849952" text:id="ct286849952">
          <text:insertion>
            <office:change-info>
              <dc:creator>Auteur inconnu</dc:creator>
              <dc:date>2019-11-25T10:27:00</dc:date>
            </office:change-info>
          </text:insertion>
        </text:changed-region>
        <text:changed-region xml:id="ct282139136" text:id="ct282139136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282082040" text:id="ct282082040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282082976" text:id="ct282082976">
          <text:insertion>
            <office:change-info>
              <dc:creator>Auteur inconnu</dc:creator>
              <dc:date>2019-11-25T1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><text:span text:style-name="T1">SEANCE DU COLLEGE COMMUNAL DU </text:span><text:change-start text:change-id="ct282132272"/><text:span text:style-name="T1">self.adapted().getDisplayableName(withHour=False, uppercase=True)</text:span><text:change-end text:change-id="ct282132272"/><text:span text:style-name="T1"> </text:span></text:p>
      <text:p text:style-name="P19"/>
      <text:p text:style-name="P2"/>
      <text:p text:style-name="P11">PROCES-VERBAL</text:p>
      <text:p text:style-name="P6"/>
      <text:p text:style-name="P6"><text:span text:style-name="T3">Lieux de réunion</text:span> : <text:change-start text:change-id="ct282137992"/>self.getPlace()<text:change-end text:change-id="ct282137992"/></text:p>
      <text:p text:style-name="P7">Ouverture de la séance<text:span text:style-name="T4"> :</text:span></text:p>
      <text:p text:style-name="P6">La présidence de la séance est assurée par le <text:change-start text:change-id="ct282133312"/>self.adapted().getSignatoriesForPrinting(0,0,False,True)<text:change-end text:change-id="ct282133312"/>.</text:p>
      <text:p text:style-name="P30">La séance est ouverte à <text:change-start text:change-id="ct282138824"/><text:span text:style-name="T16">self.toLocalizedTime(self.getStartDate(),time_only=1)</text:span><text:change-end text:change-id="ct282138824"/><text:span text:style-name="T16">.</text:span></text:p>
      <text:p text:style-name="P7">Sont présents<text:span text:style-name="T4"> :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MM.</text:p>
          </table:table-cell>
          <table:table-cell table:style-name="Tableau6.A1" office:value-type="string">
            <text:p text:style-name="standard2">A<office:annotation><dc:creator>Auteur inconnu</dc:creator><dc:date>2010-11-05T11:34:17.34</dc:date><text:p><text:span text:style-name="T20">do text if not self.getAssembly()</text:span></text:p><text:p>from xhtml(self.adapted().getStrikedAssembly(True,False),stylesMapping={'p':'standard2'})</text:p></office:annotation>ssembly</text:p>
            <text:p text:style-name="standard2">A<office:annotation><dc:creator>Auteur inconnu</dc:creator><dc:date>2010-11-06T14:26:04.34</dc:date><text:p><text:span text:style-name="T20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4">Sont <text:change-start text:change-id="ct286844336"/><office:annotation><dc:creator>Auteur inconnu</dc:creator><dc:date>2016-12-01T12:08:50.34</dc:date><text:p><text:span text:style-name="T19">do table if self.adapted().getAbsentsForPrinting()</text:span></text:p></office:annotation><text:change-end text:change-id="ct286844336"/>absent(s)<text:span text:style-name="T4"> :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5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286844128"/><office:annotation><dc:creator>Auteur inconnu</dc:creator><dc:date>2016-12-01T12:10:21.34</dc:date><text:p><text:span text:style-name="T20">do text</text:span></text:p><text:p>from xhtml(self.adapted().getAbsentsForPrinting(),stylesMapping={'p':'standard2'})</text:p></office:annotation><text:change-end text:change-id="ct286844128"/></text:p>
          </table:table-cell>
        </table:table-row>
      </table:table>
      <text:p text:style-name="P14"/>
      <text:p text:style-name="P14"><text:span text:style-name="T3">Observations après séance</text:span><text:span text:style-name="T1"> </text:span>:</text:p>
      <text:p text:style-name="P14"><office:annotation><dc:creator>Auteur inconnu</dc:creator><dc:date>2016-12-01T11:18:18.34</dc:date><text:p><text:span text:style-name="T19">do text</text:span></text:p><text:p>from xhtml(self.getPostObservations())</text:p></office:annotation>Observation</text:p>
      <text:p text:style-name="Text_20_body"><text:span text:style-name="T3">Mouvements en cours de séance</text:span><text:span text:style-name="T5"> </text:span><text:span text:style-name="T4">:</text:span></text:p>
      <text:p text:style-name="Text_20_body">Les éventuels mouvements en cours de séance sont mentionnés dans le corps du présent procès-verbal.</text:p>
      <text:p text:style-name="Text_20_body"><text:span text:style-name="T3">Votes</text:span><text:span text:style-name="T5"> </text:span><text:span text:style-name="T4">:</text:span></text:p>
      <text:p text:style-name="Text_20_body">Sauf mention contraire dans le corps du procès-verbal, les décisions qui y sont actées ont été adoptées à l'unanimité.</text:p>
      <text:p text:style-name="Text_20_body"><text:span text:style-name="T3">Fin de séance</text:span><text:span text:style-name="T5"> :</text:span></text:p>
      <text:p text:style-name="Text_20_body">Le président a levé la séance à <text:change-start text:change-id="ct282136016"/><text:span text:style-name="T7">self.toLocalizedTime(self.getEndDate(),time_only=1)</text:span><text:change-end text:change-id="ct282136016"/><text:span text:style-name="T7">.</text:span></text:p>
      <text:p text:style-name="P17"/>
      <text:p text:style-name="Text_20_body"><text:span text:style-name="T3">Procès-verbal</text:span><text:span text:style-name="T5"> </text:span><text:span text:style-name="T4">:</text:span></text:p>
      <text:p text:style-name="Text_20_body">Le procès-verbal est unique ; il comprend deux parties.</text:p>
      <text:p text:style-name="Text_20_body"/>
      <text:p text:style-name="P13">* <text:s text:c="2"/>* <text:s text:c="2"/>*</text:p>
      <text:p text:style-name="P13">*</text:p>
      <text:p text:style-name="P17"/>
      <text:p text:style-name="P29">Adoption du procès-verbal<text:span text:style-name="T4"> :</text:span></text:p>
      <text:p text:style-name="Text_20_body">Le Collège communal, en séance du <text:span text:style-name="T10">…..........</text:span><text:span text:style-name="T8"> </text:span>a été informé par écrit par le <text:change-start text:change-id="ct282134144"/>self.adapted().getSignatoriesForPrinting(1,0,True,True)<text:change-end text:change-id="ct282134144"/> de la finalisation en projet du présent procès-verbal.</text:p>
      <text:p text:style-name="Text_20_body">L'article 38 du Règlement d'ordre intérieur dispose :</text:p>
      <text:list xml:id="list3314100472068707226" text:style-name="L1">
        <text:list-item>
          <text:p text:style-name="P42">que les observations sur le texte en projet sont à formuler lors de la séance suivant celle lors de laquelle cette information est donnée ;</text:p>
        </text:list-item>
        <text:list-item>
          <text:p text:style-name="P42">qu'à défaut d'observation à ce moment, le procès-verbal sera considéré comme adopté.</text:p>
        </text:list-item>
      </text:list>
      <text:p text:style-name="Text_20_body">La séance suivant celle du <text:span text:style-name="T9">…...............</text:span> s'est tenue le …....................</text:p>
      <text:p text:style-name="Text_20_body">Aucune observation n'a alors été formulée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.</text:p>
      <text:p text:style-name="Text_20_body"/>
      <text:p text:style-name="P5">*     *     *</text:p>
      <text:p text:style-name="P5">*</text:p>
      <text:p text:style-name="P28">TEXTE ADOPTE</text:p>
      <text:p text:style-name="P28">PARTIE I</text:p>
      <text:p text:style-name="P15"/>
      <text:p text:style-name="P15">A établir</text:p>
      <text:p text:style-name="P15"/>
      <text:p text:style-name="P28">FIN PARTIE I</text:p>
      <text:p text:style-name="P15">* <text:s text:c="3"/>* <text:s text:c="3"/>*</text:p>
      <text:p text:style-name="P15">*</text:p>
      <text:p text:style-name="P15"/>
      <text:p text:style-name="P22"/>
      <text:p text:style-name="P20"><text:span text:style-name="T1">SEANCE DU COLLEGE COMMUNAL DU </text:span><text:change-start text:change-id="ct282084432"/><text:span text:style-name="T1">self.adapted().getDisplayableName(withHour=False, uppercase=True)</text:span><text:change-end text:change-id="ct282084432"/><text:span text:style-name="T1"> </text:span></text:p>
      <text:p text:style-name="P19"/>
      <text:p text:style-name="P3"/>
      <text:p text:style-name="P28">TEXTE ADOPTE</text:p>
      <text:p text:style-name="P28">PARTIE II</text:p>
      <text:p text:style-name="P15"/>
      <text:p text:style-name="P15">* <text:s text:c="3"/>* <text:s text:c="3"/>*</text:p>
      <text:p text:style-name="P15"/>
      <text:section text:style-name="Sect1" text:name="Section1">
        <text:p text:style-name="P23"><text:change-start text:change-id="ct282133416"/>item[0].adapted().getRootPVTitle()<text:change-end text:change-id="ct282133416"/><text:change-start text:change-id="ct286844024"/><office:annotation><dc:creator>Auteur inconnu</dc:creator><dc:date>2016-12-01T12:33:23.35</dc:date><text:p><text:span text:style-name="T19">do section for item in self.adapted().getPrintableItemsByNumCategory(uids=itemUids,catstoexclude=[],exclude=True,allItems=True)</text:span></text:p></office:annotation><text:change-end text:change-id="ct286844024"/></text:p>
        <text:section text:style-name="Sect1" text:name="Section2">
          <text:p text:style-name="P35"><text:change-start text:change-id="ct282137368"/><text:span text:style-name="T5">p[1]</text:span><text:change-end text:change-id="ct282137368"/><text:span text:style-name="T5">. <text:tab/></text:span><text:change-start text:change-id="ct282132376"/><text:span text:style-name="T3">p[0].Title()</text:span><text:change-end text:change-id="ct282132376"/><text:span text:style-name="T2"><office:annotation><dc:date>2008-06-10T00:00:00.35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4"/>
              </table:table-cell>
              <table:table-cell table:style-name="Tableau7.A1" table:number-columns-spanned="2" office:value-type="string">
                <text:p text:style-name="P24"><text:span text:style-name="T15"><office:annotation><dc:creator>Auteur inconnu</dc:creator><dc:date>2016-12-01T12:08:50.35</dc:date><text:p><text:span text:style-name="T19">do table if p[0].adapted().getItemAbsentsForPrinting()</text:span></text:p></office:annotation></text:span><text:span text:style-name="T15">Absent(s) pour l'examen de ce point</text:span><text:span text:style-name="T6">  </text:span><text:span text:style-name="T4">:</text:span>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5"/>
              </table:table-cell>
              <table:table-cell table:style-name="Tableau7.A1" office:value-type="string">
                <text:p text:style-name="P25"/>
              </table:table-cell>
              <table:table-cell table:style-name="Tableau7.A1" office:value-type="string">
                <text:p text:style-name="P25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35</dc:date><text:p><text:span text:style-name="T20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35</dc:date><text:p>do text</text:p><text:p>from xhtml(p[0].getTextpv(),stylesMapping={'p':'Standard2'})</text:p></office:annotation>Textpv</text:p>
          <text:p text:style-name="Standard"><office:annotation><dc:date>2010-02-22T00:00:00.35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40"><office:annotation><dc:creator>Auteur inconnu</dc:creator><dc:date>2016-12-01T14:58:50.35</dc:date><text:p><text:span text:style-name="T21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6"><text:span text:style-name="T2"><office:annotation><dc:creator>Auteur inconnu</dc:creator><dc:date>2016-09-12T14:44:38.35</dc:date><text:p text:style-name="P44"><text:span text:style-name="T22">do table for image in annex['images']</text:span></text:p></office:annotation></text:span><text:span text:style-name="T2">Annexe </text:span><text:change-start text:change-id="ct282137264"/><text:span text:style-name="T13">annex['number']</text:span><text:change-end text:change-id="ct282137264"/><text:span text:style-name="T13">/</text:span><text:change-start text:change-id="ct282139552"/><text:span text:style-name="T13">len(IAnnexable(p[0]).getAnnexesToPrint(relatedTo='item_decision'))</text:span><text:change-end text:change-id="ct282139552"/><text:span text:style-name="T13">, page </text:span><text:change-start text:change-id="ct282133208"/><text:span text:style-name="T13">image['number']</text:span><text:change-end text:change-id="ct282133208"/><text:span text:style-name="T13">/</text:span><text:change-start text:change-id="ct282131960"/><text:span text:style-name="T13">annex['number_of_images']</text:span><text:change-end text:change-id="ct282131960"/></text:p>
                      <text:p text:style-name="Table_20_Contents"><text:span text:style-name="T11"><office:annotation><dc:creator>Auteur inconnu</dc:creator><dc:date>2016-09-09T16:31:31.35</dc:date><text:p text:style-name="P44"><text:span text:style-name="T21">do text</text:span></text:p><text:p text:style-name="P44"><text:span text:style-name="T21">from document(at=image['path'], anchor='as-char', size=(17.81, 25))</text:span></text:p></office:annotation></text:span><text:span text:style-name="T11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18">*  *  *</text:p>
      <text:p text:style-name="P16"> </text:p>
      <text:p text:style-name="P28">FIN PARTIE II</text:p>
      <text:p text:style-name="P10"/>
      <text:p text:style-name="P12">Par le Collège, 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3"><text:bookmark text:name="DDE_LINK11"/><text:span text:style-name="T1"><office:annotation><dc:date>2010-08-27T00:00:00.36</dc:date><text:p>do table if not self.getSignatures()</text:p></office:annotation></text:span>Le <text:change-start text:change-id="ct282106584"/>self.adapted().getSignatoriesForPrinting(1,0,True,True)<text:change-end text:change-id="ct282106584"/>,</text:p>
          </table:table-cell>
          <table:table-cell table:style-name="Tableau2.A1" office:value-type="string">
            <text:p text:style-name="P33">Le <text:change-start text:change-id="ct282137472"/>self.adapted().getSignatoriesForPrinting(0,0,True,True)<text:change-end text:change-id="ct282137472"/>,</text:p>
          </table:table-cell>
        </table:table-row>
        <table:table-row table:style-name="Tableau2.2">
          <table:table-cell table:style-name="Tableau2.A1" office:value-type="string">
            <text:p text:style-name="P27"/>
            <text:p text:style-name="P27"/>
          </table:table-cell>
          <table:table-cell table:style-name="Tableau2.A1" office:value-type="string">
            <text:p text:style-name="P41"/>
          </table:table-cell>
        </table:table-row>
        <table:table-row>
          <table:table-cell table:style-name="Tableau2.A1" office:value-type="string">
            <text:p text:style-name="P33">(s) <text:change-start text:change-id="ct282084536"/>self.adapted().getSignatoriesForPrinting(1,1,True,True)<text:change-end text:change-id="ct282084536"/></text:p>
          </table:table-cell>
          <table:table-cell table:style-name="Tableau2.A1" office:value-type="string">
            <text:p text:style-name="P33">(s) <text:change-start text:change-id="ct282139448"/>self.adapted().getSignatoriesForPrinting(0,1,True,True)<text:change-end text:change-id="ct282139448"/></text:p>
            <text:p text:style-name="P3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2">*     *     *</text:p>
            <text:p text:style-name="P12">*</text:p>
            <text:p text:style-name="P12">Adopté en séance du</text:p>
            <text:p text:style-name="P12"> </text:p>
            <text:p text:style-name="P12">Par le Collèg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36"><text:change-start text:change-id="ct286847248"/><text:span text:style-name="T1"><office:annotation><dc:creator>Auteur inconnu</dc:creator><dc:date>2019-11-25T10:26:47.95</dc:date><text:p><text:span text:style-name="T18">do table if not self.getSignatures()</text:span></text:p></office:annotation></text:span><text:change-end text:change-id="ct286847248"/><text:change-start text:change-id="ct286849952"/><text:span text:style-name="T1">self.adapted().getCertifiedSignatures()[2]</text:span><text:change-end text:change-id="ct286849952"/><text:span text:style-name="T17">,</text:span></text:p>
          </table:table-cell>
          <table:table-cell table:style-name="Tableau3.A1" office:value-type="string">
            <text:p text:style-name="P33"><text:change-start text:change-id="ct282139136"/>self.adapted().getCertifiedSignatures()[0]<text:change-end text:change-id="ct282139136"/>,</text:p>
          </table:table-cell>
        </table:table-row>
        <table:table-row table:style-name="Tableau3.3">
          <table:table-cell table:style-name="Tableau3.A1" office:value-type="string">
            <text:p text:style-name="P27"/>
          </table:table-cell>
          <table:table-cell table:style-name="Tableau3.A1" office:value-type="string">
            <text:p text:style-name="P31"/>
          </table:table-cell>
        </table:table-row>
        <text:soft-page-break/>
        <table:table-row>
          <table:table-cell table:style-name="Tableau3.A1" office:value-type="string">
            <text:p text:style-name="P32"/>
            <text:p text:style-name="P37"><text:change-start text:change-id="ct282082040"/>self.adapted().getCertifiedSignatures()[3]<text:change-end text:change-id="ct282082040"/></text:p>
          </table:table-cell>
          <table:table-cell table:style-name="Tableau3.A1" office:value-type="string">
            <text:p text:style-name="P34"/>
            <text:p text:style-name="P37"><text:change-start text:change-id="ct282082976"/>self.adapted().getCertifiedSignatures()[1]<text:change-end text:change-id="ct282082976"/></text:p>
          </table:table-cell>
        </table:table-row>
      </table:table>
      <text:p text:style-name="P8"/>
      <text:section text:style-name="Sect2" text:name="Section3">
        <text:p text:style-name="P8"><office:annotation><dc:creator>Auteur inconnu</dc:creator><dc:date>2010-11-05T11:28:10.36</dc:date><text:p><text:span text:style-name="T20">do section if self.getSignatures()</text:span></text:p></office:annotation>PAR LE COLLEGE,</text:p>
        <text:p text:style-name="P8"> </text:p>
        <text:p text:style-name="P8">Le Directeur général, <text:s text:c="59"/>        LE PRESIDENT,</text:p>
        <text:p text:style-name="P8"/>
        <text:p text:style-name="P8">(s)Y.GEMINE                     <text:s text:c="59"/>(s) C.EERDEKENS</text:p>
        <text:p text:style-name="P8"> </text:p>
        <text:p text:style-name="P8">*     *     *</text:p>
        <text:p text:style-name="P8">Adopté en séance</text:p>
        <text:p text:style-name="P9"> </text:p>
        <text:p text:style-name="P8">PAR LE COLLEGE,</text:p>
        <text:p text:style-name="P8">  </text:p>
        <text:p text:style-name="P8">Le Directeur Gener<text:tab/>al,        <text:s text:c="52"/>Le Bourgmestre,</text:p>
        <text:p text:style-name="P8"> </text:p>
        <text:p text:style-name="P8"> </text:p>
        <text:p text:style-name="P8"><text:s/>Y.GEMINE                    <text:s text:c="61"/>C.EERDEKENS</text:p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06-01-24T15:14:18</meta:creation-date>
    <dc:date>2019-11-25T10:31:51.27</dc:date>
    <dc:language>fr-FR</dc:language>
    <meta:editing-cycles>352</meta:editing-cycles>
    <meta:editing-duration>P59DT4H46M28S</meta:editing-duration>
    <meta:document-statistic meta:table-count="7" meta:image-count="0" meta:object-count="0" meta:page-count="4" meta:paragraph-count="88" meta:word-count="383" meta:character-count="319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